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useoSans" svg:font-family="Museo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0d5041" officeooo:paragraph-rsid="000e9a61"/>
    </style:style>
    <style:style style:name="P4" style:family="paragraph" style:parent-style-name="Text_20_body">
      <style:text-properties officeooo:rsid="0016a25f" officeooo:paragraph-rsid="0016a25f"/>
    </style:style>
    <style:style style:name="P5" style:family="paragraph" style:parent-style-name="Heading_20_2">
      <style:text-properties officeooo:rsid="000d5041" officeooo:paragraph-rsid="000d5041"/>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racedroid Analysis Platform: An Up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Heading_20_2" text:outline-level="2">Introduction</text:h>
      <text:p text:style-name="Text_20_body"/>
      <text:p text:style-name="P4">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4"><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recent (April 2017) malware available directly from the play store is the Dvmap one [11]. It is a sophisticated trojan that not only installs its modules into the system but it also injects the code into the </text:span><text:soft-page-break/><text:span text:style-name="T5">system runtime libraries. 50.000 times is the estimation of the malicious program total downloads. </text:span></text:p>
      <text:p text:style-name="P4"><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wo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CEDROID are examples of sandboxes performing dynamic analysis [10]. </text:span></text:p>
      <text:p text:style-name="P4"><text:tab/></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useoSans" svg:font-family="MuseoSans,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6-30T19:11:36.135902494</dc:date>
    <dc:creator>dimitri </dc:creator>
    <meta:editing-duration>PT2H36M36S</meta:editing-duration>
    <meta:editing-cycles>35</meta:editing-cycles>
    <meta:document-statistic meta:table-count="0" meta:image-count="0" meta:object-count="0" meta:page-count="3" meta:paragraph-count="11" meta:word-count="642" meta:character-count="3971" meta:non-whitespace-character-count="3329"/>
  </office:meta>
</office:document-meta>
</file>